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ass Production Cost Analysi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ummary</text:p>
          </table:table-cell>
          <table:table-cell office:value-type="string">
            <text:p>Description</text:p>
          </table:table-cell>
          <table:table-cell office:value-type="string">
            <text:p>Price ($) / Pack</text:p>
          </table:table-cell>
          <table:table-cell office:value-type="string">
            <text:p>Qty / Pack</text:p>
          </table:table-cell>
          <table:table-cell office:value-type="string">
            <text:p>Qty / Robot</text:p>
          </table:table-cell>
          <table:table-cell office:value-type="string">
            <text:p>Packs / 1000</text:p>
          </table:table-cell>
          <table:table-cell office:value-type="string">
            <text:p>Subtotal @ 1000</text:p>
          </table:table-cell>
          <table:table-cell office:value-type="string">
            <text:p>Price Ea. @ 1000</text:p>
          </table:table-cell>
          <table:table-cell office:value-type="string">
            <text:p>Source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ocomotion</text:p>
          </table:table-cell>
          <table:table-cell table:number-columns-repeated="11"/>
        </table:table-row>
        <table:table-row table:style-name="ro1">
          <table:table-cell office:value-type="string">
            <text:p>Gearbox</text:p>
          </table:table-cell>
          <table:table-cell office:value-type="string">
            <text:p>UCTronics 6V Dual axle brush DC Gear Motor &amp; boxes</text:p>
          </table:table-cell>
          <table:table-cell office:value-type="float" office:value="2.9">
            <text:p>2.9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2,900.00</text:p>
          </table:table-cell>
          <table:table-cell office:value-type="string">
            <text:p>$2.90</text:p>
          </table:table-cell>
          <table:table-cell table:number-columns-repeated="4"/>
        </table:table-row>
        <table:table-row table:style-name="ro1">
          <table:table-cell office:value-type="string">
            <text:p>Drive wheels</text:p>
          </table:table-cell>
          <table:table-cell office:value-type="string">
            <text:p>20x8x2</text:p>
          </table:table-cell>
          <table:table-cell office:value-type="float" office:value="26.32">
            <text:p>26.3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$526.40</text:p>
          </table:table-cell>
          <table:table-cell office:value-type="string">
            <text:p>$0.26</text:p>
          </table:table-cell>
          <table:table-cell office:value-type="string">
            <text:p>http://www.aliexpress.com/item/20x8x2mm-Academic-Model-Small-Wheels-Plastic-DIY-Toys-Hobbies-Parts-and-Accessories/517602128.html</text:p>
          </table:table-cell>
          <table:table-cell table:number-columns-repeated="3"/>
        </table:table-row>
        <table:table-row table:style-name="ro1">
          <table:table-cell office:value-type="string">
            <text:p>Axles</text:p>
          </table:table-cell>
          <table:table-cell office:value-type="string">
            <text:p>2mm x 20mm axle</text:p>
          </table:table-cell>
          <table:table-cell office:value-type="float" office:value="7.59">
            <text:p>7.59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$189.75</text:p>
          </table:table-cell>
          <table:table-cell office:value-type="string">
            <text:p>$0.09</text:p>
          </table:table-cell>
          <table:table-cell office:value-type="string">
            <text:p>http://www.aliexpress.com/item/20mm-2mm-Toys-axle-Shaft-axis/582061924.html</text:p>
          </table:table-cell>
          <table:table-cell table:number-columns-repeated="3"/>
        </table:table-row>
        <table:table-row table:style-name="ro1">
          <table:table-cell office:value-type="string">
            <text:p>Rear steer wheels</text:p>
          </table:table-cell>
          <table:table-cell office:value-type="string">
            <text:p>Fingerboard wheels (400 pack)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$100.00</text:p>
          </table:table-cell>
          <table:table-cell office:value-type="string">
            <text:p>$0.05</text:p>
          </table:table-cell>
          <table:table-cell office:value-type="string">
            <text:p>http://www.aliexpress.com/item/400pcs-10-Colors-Wheel-For-Fingerboard-Mini-Skateboard-Finger-board/447293443.html</text:p>
          </table:table-cell>
          <table:table-cell table:number-columns-repeated="3"/>
        </table:table-row>
        <table:table-row table:style-name="ro1">
          <table:table-cell office:value-type="string">
            <text:p>Rear steer bracket</text:p>
          </table:table-cell>
          <table:table-cell office:value-type="string">
            <text:p>Fingerboard Truck, screws, nuts, red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$400.00</text:p>
          </table:table-cell>
          <table:table-cell office:value-type="string">
            <text:p>$0.40</text:p>
          </table:table-cell>
          <table:table-cell office:value-type="string">
            <text:p>http://www.aliexpress.com/item/wholesale-200pcs-finger-skateboard-truck-fingerboards-truck-29-mm-wide-truck-fee-shipping-by-UPS-EMS/446988459.html</text:p>
          </table:table-cell>
          <table:table-cell table:number-columns-repeated="3"/>
        </table:table-row>
        <table:table-row table:style-name="ro1">
          <table:table-cell office:value-type="string">
            <text:p>Bracket</text:p>
          </table:table-cell>
          <table:table-cell office:value-type="string">
            <text:p>Servo mount bracket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30.00</text:p>
          </table:table-cell>
          <table:table-cell office:value-type="string">
            <text:p>$0.03</text:p>
          </table:table-cell>
          <table:table-cell office:value-type="string">
            <text:p>http://www.cshardware.com/steel-brackets/15-3412.asp</text:p>
          </table:table-cell>
          <table:table-cell table:number-columns-repeated="3"/>
        </table:table-row>
        <table:table-row table:style-name="ro1">
          <table:table-cell office:value-type="string">
            <text:p>Servo</text:p>
          </table:table-cell>
          <table:table-cell office:value-type="string">
            <text:p>TowerPro SG90, 9g servo</text:p>
          </table:table-cell>
          <table:table-cell office:value-type="float" office:value="177.38">
            <text:p>177.38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$1,773.80</text:p>
          </table:table-cell>
          <table:table-cell office:value-type="string">
            <text:p>$1.77</text:p>
          </table:table-cell>
          <table:table-cell office:value-type="string">
            <text:p>http://www.aliexpress.com/item/fast-shipping-100pcs-Tower-Pro-9g-micro-servo-for-6CH-rc-helcopter-kds-esky-align-helicopter/555525944.html</text:p>
          </table:table-cell>
          <table:table-cell table:number-columns-repeated="3"/>
        </table:table-row>
        <table:table-row table:style-name="ro1">
          <table:table-cell office:value-type="string">
            <text:p>Sensors</text:p>
          </table:table-cell>
          <table:table-cell table:number-columns-repeated="11"/>
        </table:table-row>
        <table:table-row table:style-name="ro1">
          <table:table-cell office:value-type="string">
            <text:p>3mm 940nm IR LED</text:p>
          </table:table-cell>
          <table:table-cell office:value-type="string">
            <text:p>Kingbright WP710A10F3C</text:p>
          </table:table-cell>
          <table:table-cell office:value-type="float" office:value="0.104">
            <text:p>0.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00">
            <text:p>4000</text:p>
          </table:table-cell>
          <table:table-cell office:value-type="string">
            <text:p>$416.00</text:p>
          </table:table-cell>
          <table:table-cell office:value-type="string">
            <text:p>$0.10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3mm 940nm IR PhotoTrans</text:p>
          </table:table-cell>
          <table:table-cell office:value-type="string">
            <text:p>LTR-4206E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00">
            <text:p>4000</text:p>
          </table:table-cell>
          <table:table-cell office:value-type="string">
            <text:p>$360.00</text:p>
          </table:table-cell>
          <table:table-cell office:value-type="string">
            <text:p>$0.09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Heat Shrink</text:p>
          </table:table-cell>
          <table:table-cell office:value-type="string">
            <text:p>HEATSHRINK LOW TEMP 1/8" 60' BLK</text:p>
          </table:table-cell>
          <table:table-cell office:value-type="float" office:value="23.18">
            <text:p>23.18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$115.90</text:p>
          </table:table-cell>
          <table:table-cell office:value-type="string">
            <text:p>$0.04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Main Board</text:p>
          </table:table-cell>
          <table:table-cell table:number-columns-repeated="11"/>
        </table:table-row>
        <table:table-row table:style-name="ro1">
          <table:table-cell office:value-type="string">
            <text:p>MCU</text:p>
          </table:table-cell>
          <table:table-cell office:value-type="string">
            <text:p>ATmega328P-PU</text:p>
          </table:table-cell>
          <table:table-cell office:value-type="float" office:value="1.7628">
            <text:p>1.7628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1,762.80</text:p>
          </table:table-cell>
          <table:table-cell office:value-type="string">
            <text:p>$1.76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Driver IC</text:p>
          </table:table-cell>
          <table:table-cell office:value-type="string">
            <text:p>SI1563EDH-T1-E3 1.8V SOT-363</text:p>
          </table:table-cell>
          <table:table-cell office:value-type="float" office:value="0.1919">
            <text:p>0.1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string">
            <text:p>$383.80</text:p>
          </table:table-cell>
          <table:table-cell office:value-type="string">
            <text:p>$0.19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Crystal resonator</text:p>
          </table:table-cell>
          <table:table-cell office:value-type="string">
            <text:p>Murata CSTLS8M00G53-B0</text:p>
          </table:table-cell>
          <table:table-cell office:value-type="float" office:value="0.1234">
            <text:p>0.1234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123.42</text:p>
          </table:table-cell>
          <table:table-cell office:value-type="string">
            <text:p>$0.12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LED</text:p>
          </table:table-cell>
          <table:table-cell office:value-type="string">
            <text:p>3mm LED, water clear, green</text:p>
          </table:table-cell>
          <table:table-cell office:value-type="float" office:value="0.0481">
            <text:p>0.0481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48.10</text:p>
          </table:table-cell>
          <table:table-cell office:value-type="string">
            <text:p>$0.05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Motor capacitor</text:p>
          </table:table-cell>
          <table:table-cell office:value-type="string">
            <text:p>Vishay K103K10X7RF5UH5, CAP CER 10000PF 50V 10% RADIAL</text:p>
          </table:table-cell>
          <table:table-cell office:value-type="float" office:value="0.0303">
            <text:p>0.0303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30.30</text:p>
          </table:table-cell>
          <table:table-cell office:value-type="string">
            <text:p>$0.03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0.1uF Bypass capacitor</text:p>
          </table:table-cell>
          <table:table-cell office:value-type="string">
            <text:p>Vishay K104K10X7RF5UH5, CAP CER 0.1UF 50V 10% RADIAL</text:p>
          </table:table-cell>
          <table:table-cell office:value-type="float" office:value="0.0369">
            <text:p>0.0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office:value-type="string">
            <text:p>$110.70</text:p>
          </table:table-cell>
          <table:table-cell office:value-type="string">
            <text:p>$0.04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100uF capacitor</text:p>
          </table:table-cell>
          <table:table-cell office:value-type="string">
            <text:p>Kemet ESK107M010AC3AA</text:p>
          </table:table-cell>
          <table:table-cell office:value-type="float" office:value="0.02954">
            <text:p>0.02954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$29.54</text:p>
          </table:table-cell>
          <table:table-cell office:value-type="string">
            <text:p>$0.03</text:p>
          </table:table-cell>
          <table:table-cell office:value-type="string">
            <text:p>Digi-Key</text:p>
          </table:table-cell>
          <table:table-cell table:number-columns-repeated="3"/>
        </table:table-row>
        <table:table-row table:style-name="ro1">
          <table:table-cell office:value-type="string">
            <text:p>100 ohm resistor</text:p>
          </table:table-cell>
          <table:table-cell office:value-type="string">
            <text:p>Stackpole CF18JT100R</text:p>
          </table:table-cell>
          <table:table-cell office:value-type="float" office:value="0.00992">
            <text:p>0.009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Price @ 1</text:p>
          </table:table-cell>
          <table:table-cell office:value-type="string">
            <text:p>Price @ 100</text:p>
          </table:table-cell>
          <table:table-cell office:value-type="string">
            <text:p>Price @ 1000</text:p>
          </table:table-cell>
          <table:table-cell office:value-type="string">
            <text:p>Qty</text:p>
          </table:table-cell>
          <table:table-cell office:value-type="string">
            <text:p>Subtotal</text:p>
          </table:table-cell>
          <table:table-cell office:value-type="string">
            <text:p>Option 1</text:p>
          </table:table-cell>
          <table:table-cell table:number-columns-repeated="2" office:value-type="string">
            <text:p>Option 2</text:p>
          </table:table-cell>
          <table:table-cell office:value-type="string">
            <text:p>Option 3</text:p>
          </table:table-cell>
          <table:table-cell office:value-type="string">
            <text:p>Drivetrain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CTronics 6V Dual axle brush DC Gear Motor &amp; boxes</text:p>
          </table:table-cell>
          <table:table-cell office:value-type="string">
            <text:p>$2.9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string">
            <text:p>$2.90</text:p>
          </table:table-cell>
          <table:table-cell table:number-columns-repeated="3"/>
        </table:table-row>
        <table:table-row table:style-name="ro1">
          <table:table-cell office:value-type="string">
            <text:p>Dollar store</text:p>
          </table:table-cell>
          <table:table-cell table:number-columns-repeated="3" office:value-type="string">
            <text:p>$1.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1.00</text:p>
          </table:table-cell>
          <table:table-cell table:number-columns-repeated="5"/>
        </table:table-row>
        <table:table-row table:style-name="ro1">
          <table:table-cell office:value-type="string">
            <text:p>CDR for wheel</text:p>
          </table:table-cell>
          <table:table-cell table:number-columns-repeated="3" office:value-type="string">
            <text:p>$0.16</text:p>
          </table:table-cell>
          <table:table-cell office:value-type="float" office:value="2">
            <text:p>2</text:p>
          </table:table-cell>
          <table:table-cell office:value-type="string">
            <text:p>$0.32</text:p>
          </table:table-cell>
          <table:table-cell table:number-columns-repeated="2"/>
          <table:table-cell office:value-type="string">
            <text:p>$0.32</text:p>
          </table:table-cell>
          <table:table-cell table:number-columns-repeated="3"/>
        </table:table-row>
        <table:table-row table:style-name="ro1">
          <table:table-cell office:value-type="string">
            <text:p>AliExpress</text:p>
          </table:table-cell>
          <table:table-cell office:value-type="string">
            <text:p>$0.44</text:p>
          </table:table-cell>
          <table:table-cell table:number-columns-repeated="2" office:value-type="string">
            <text:p>$0.40</text:p>
          </table:table-cell>
          <table:table-cell office:value-type="float" office:value="2">
            <text:p>2</text:p>
          </table:table-cell>
          <table:table-cell office:value-type="string">
            <text:p>$0.88</text:p>
          </table:table-cell>
          <table:table-cell/>
          <table:table-cell office:value-type="string">
            <text:p>$0.88</text:p>
          </table:table-cell>
          <table:table-cell table:number-columns-repeated="4"/>
        </table:table-row>
        <table:table-row table:style-name="ro1">
          <table:table-cell office:value-type="string">
            <text:p>AliExpress</text:p>
          </table:table-cell>
          <table:table-cell office:value-type="string">
            <text:p>$0.40</text:p>
          </table:table-cell>
          <table:table-cell table:number-columns-repeated="2" office:value-type="string">
            <text:p>$0.36</text:p>
          </table:table-cell>
          <table:table-cell office:value-type="float" office:value="1">
            <text:p>1</text:p>
          </table:table-cell>
          <table:table-cell office:value-type="string">
            <text:p>$0.40</text:p>
          </table:table-cell>
          <table:table-cell/>
          <table:table-cell office:value-type="string">
            <text:p>$0.40</text:p>
          </table:table-cell>
          <table:table-cell table:number-columns-repeated="4"/>
        </table:table-row>
        <table:table-row table:style-name="ro1">
          <table:table-cell office:value-type="string">
            <text:p>K&amp;S, 2mm dia, unknown length, 4-pack</text:p>
          </table:table-cell>
          <table:table-cell office:value-type="string">
            <text:p>$1.7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.79</text:p>
          </table:table-cell>
          <table:table-cell table:number-columns-repeated="6"/>
        </table:table-row>
        <table:table-row table:style-name="ro1">
          <table:table-cell office:value-type="string">
            <text:p>FDS9934C 6.5A/-5A SO-8</text:p>
          </table:table-cell>
          <table:table-cell office:value-type="string">
            <text:p>$0.91</text:p>
          </table:table-cell>
          <table:table-cell office:value-type="string">
            <text:p>$0.61</text:p>
          </table:table-cell>
          <table:table-cell office:value-type="string">
            <text:p>$0.3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$1.82</text:p>
          </table:table-cell>
          <table:table-cell table:number-columns-repeated="3"/>
        </table:table-row>
        <table:table-row table:style-name="ro1">
          <table:table-cell office:value-type="string">
            <text:p>20-pack</text:p>
          </table:table-cell>
          <table:table-cell table:number-columns-repeated="3" office:value-type="string">
            <text:p>$0.59</text:p>
          </table:table-cell>
          <table:table-cell office:value-type="float" office:value="1">
            <text:p>1</text:p>
          </table:table-cell>
          <table:table-cell office:value-type="string">
            <text:p>$0.59</text:p>
          </table:table-cell>
          <table:table-cell table:number-columns-repeated="3"/>
          <table:table-cell office:value-type="string">
            <text:p>$0.59</text:p>
          </table:table-cell>
          <table:table-cell table:number-columns-repeated="2"/>
        </table:table-row>
        <table:table-row table:style-name="ro1">
          <table:table-cell office:value-type="string">
            <text:p>Woodwoorks 1" bead</text:p>
          </table:table-cell>
          <table:table-cell table:number-columns-repeated="3" office:value-type="string">
            <text:p>$0.20</text:p>
          </table:table-cell>
          <table:table-cell office:value-type="float" office:value="2">
            <text:p>2</text:p>
          </table:table-cell>
          <table:table-cell office:value-type="string">
            <text:p>$0.40</text:p>
          </table:table-cell>
          <table:table-cell table:number-columns-repeated="3"/>
          <table:table-cell office:value-type="string">
            <text:p>$0.40</text:p>
          </table:table-cell>
          <table:table-cell table:number-columns-repeated="2"/>
        </table:table-row>
        <table:table-row table:style-name="ro1">
          <table:table-cell office:value-type="string">
            <text:p>Woodworks 3/8" hardwood dowel</text:p>
          </table:table-cell>
          <table:table-cell table:number-columns-repeated="3" office:value-type="string">
            <text:p>$1.19</text:p>
          </table:table-cell>
          <table:table-cell office:value-type="float" office:value="1">
            <text:p>1</text:p>
          </table:table-cell>
          <table:table-cell office:value-type="string">
            <text:p>$1.19</text:p>
          </table:table-cell>
          <table:table-cell table:number-columns-repeated="3"/>
          <table:table-cell office:value-type="string">
            <text:p>$0.5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XI S1123 9G Micro Servo</text:p>
          </table:table-cell>
          <table:table-cell office:value-type="string">
            <text:p>$3.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 office:value-type="string">
            <text:p>$3.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$8.72</text:p>
          </table:table-cell>
          <table:table-cell office:value-type="string">
            <text:p>$9.00</text:p>
          </table:table-cell>
          <table:table-cell office:value-type="string">
            <text:p>$8.04</text:p>
          </table:table-cell>
          <table:table-cell office:value-type="string">
            <text:p>$4.49</text:p>
          </table:table-cell>
          <table:table-cell office:value-type="string">
            <text:p>TOTAL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Sensors</text:p>
          </table:table-cell>
          <table:table-cell/>
        </table:table-row>
        <table:table-row table:style-name="ro1">
          <table:table-cell/>
          <table:table-cell office:value-type="string">
            <text:p>$0.87</text:p>
          </table:table-cell>
          <table:table-cell office:value-type="string">
            <text:p>$0.58</text:p>
          </table:table-cell>
          <table:table-cell office:value-type="string">
            <text:p>$0.43</text:p>
          </table:table-cell>
          <table:table-cell office:value-type="float" office:value="2">
            <text:p>2</text:p>
          </table:table-cell>
          <table:table-cell office:value-type="string">
            <text:p>$1.74</text:p>
          </table:table-cell>
          <table:table-cell table:number-columns-repeated="2"/>
          <table:table-cell office:value-type="string">
            <text:p>$1.7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$0.9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1.86</text:p>
          </table:table-cell>
          <table:table-cell table:number-columns-repeated="3"/>
          <table:table-cell office:value-type="string">
            <text:p>$1.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$0.26</text:p>
          </table:table-cell>
          <table:table-cell office:value-type="string">
            <text:p>$0.14</text:p>
          </table:table-cell>
          <table:table-cell office:value-type="string">
            <text:p>$0.10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$0.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$0.38</text:p>
          </table:table-cell>
          <table:table-cell office:value-type="string">
            <text:p>$0.18</text:p>
          </table:table-cell>
          <table:table-cell office:value-type="string">
            <text:p>$0.0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$1.14</text:p>
          </table:table-cell>
          <table:table-cell table:number-columns-repeated="5"/>
        </table:table-row>
        <table:table-row table:style-name="ro1">
          <table:table-cell office:value-type="string">
            <text:p>Vishay TSOP34838</text:p>
          </table:table-cell>
          <table:table-cell office:value-type="string">
            <text:p>$1.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.14</text:p>
          </table:table-cell>
          <table:table-cell/>
          <table:table-cell office:value-type="string">
            <text:p>$1.14</text:p>
          </table:table-cell>
          <table:table-cell table:number-columns-repeated="4"/>
        </table:table-row>
        <table:table-row table:style-name="ro1">
          <table:table-cell office:value-type="string">
            <text:p>K&amp;S 0.015 25pk</text:p>
          </table:table-cell>
          <table:table-cell office:value-type="string">
            <text:p>$0.4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string">
            <text:p>$0.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number-columns-repeated="2" office:value-type="string">
            <text:p>$1.92</text:p>
          </table:table-cell>
          <table:table-cell office:value-type="string">
            <text:p>$1.74</text:p>
          </table:table-cell>
          <table:table-cell office:value-type="string">
            <text:p>$1.86</text:p>
          </table:table-cell>
          <table:table-cell office:value-type="string">
            <text:p>TOTAL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CU, board, USB, Batt</text:p>
          </table:table-cell>
          <table:table-cell/>
        </table:table-row>
        <table:table-row table:style-name="ro1">
          <table:table-cell office:value-type="string">
            <text:p>Digikey price</text:p>
          </table:table-cell>
          <table:table-cell office:value-type="string">
            <text:p>$1.92</text:p>
          </table:table-cell>
          <table:table-cell office:value-type="string">
            <text:p>$1.35</text:p>
          </table:table-cell>
          <table:table-cell office:value-type="string">
            <text:p>$1.20</text:p>
          </table:table-cell>
          <table:table-cell office:value-type="float" office:value="1">
            <text:p>1</text:p>
          </table:table-cell>
          <table:table-cell office:value-type="string">
            <text:p>$1.92</text:p>
          </table:table-cell>
          <table:table-cell table:number-columns-repeated="6"/>
        </table:table-row>
        <table:table-row table:style-name="ro1">
          <table:table-cell office:value-type="string">
            <text:p>Appx price</text:p>
          </table:table-cell>
          <table:table-cell office:value-type="string">
            <text:p>$1.20</text:p>
          </table:table-cell>
          <table:table-cell office:value-type="string">
            <text:p>$0.76</text:p>
          </table:table-cell>
          <table:table-cell office:value-type="string">
            <text:p>$0.67</text:p>
          </table:table-cell>
          <table:table-cell office:value-type="float" office:value="1">
            <text:p>1</text:p>
          </table:table-cell>
          <table:table-cell office:value-type="string">
            <text:p>$1.20</text:p>
          </table:table-cell>
          <table:table-cell table:number-columns-repeated="3"/>
          <table:table-cell office:value-type="string">
            <text:p>$1.20</text:p>
          </table:table-cell>
          <table:table-cell table:number-columns-repeated="2"/>
        </table:table-row>
        <table:table-row table:style-name="ro1">
          <table:table-cell office:value-type="string">
            <text:p>Appx price</text:p>
          </table:table-cell>
          <table:table-cell office:value-type="string">
            <text:p>$3.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3.50</text:p>
          </table:table-cell>
          <table:table-cell table:number-columns-repeated="6"/>
        </table:table-row>
        <table:table-row table:style-name="ro1">
          <table:table-cell office:value-type="string">
            <text:p>Appx price</text:p>
          </table:table-cell>
          <table:table-cell office:value-type="string">
            <text:p>$3.05</text:p>
          </table:table-cell>
          <table:table-cell office:value-type="string">
            <text:p>$1.92</text:p>
          </table:table-cell>
          <table:table-cell office:value-type="string">
            <text:p>$1.7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3.05</text:p>
          </table:table-cell>
          <table:table-cell table:number-columns-repeated="4"/>
          <table:table-cell office:value-type="string">
            <text:p>Note: MiniBloq only supports ATmega328/168 and ATtiny25/45/8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$6.04</text:p>
          </table:table-cell>
          <table:table-cell table:number-columns-repeated="2" office:value-type="string">
            <text:p>$3.37</text:p>
          </table:table-cell>
          <table:table-cell office:value-type="float" office:value="1">
            <text:p>1</text:p>
          </table:table-cell>
          <table:table-cell office:value-type="string">
            <text:p>$6.04</text:p>
          </table:table-cell>
          <table:table-cell table:number-columns-repeated="2"/>
          <table:table-cell office:value-type="string">
            <text:p>$6.04</text:p>
          </table:table-cell>
          <table:table-cell table:number-columns-repeated="3"/>
        </table:table-row>
        <table:table-row table:style-name="ro1">
          <table:table-cell office:value-type="string">
            <text:p>Appx price</text:p>
          </table:table-cell>
          <table:table-cell office:value-type="string">
            <text:p>$3.8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3.80</text:p>
          </table:table-cell>
          <table:table-cell/>
          <table:table-cell office:value-type="string">
            <text:p>$3.80</text:p>
          </table:table-cell>
          <table:table-cell table:number-columns-repeated="4"/>
        </table:table-row>
        <table:table-row table:style-name="ro1">
          <table:table-cell office:value-type="string">
            <text:p>FTDI chip (digikey)</text:p>
          </table:table-cell>
          <table:table-cell office:value-type="string">
            <text:p>$2.38</text:p>
          </table:table-cell>
          <table:table-cell office:value-type="string">
            <text:p>$1.79</text:p>
          </table:table-cell>
          <table:table-cell office:value-type="string">
            <text:p>$1.5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2.38</text:p>
          </table:table-cell>
          <table:table-cell table:number-columns-repeated="2"/>
          <table:table-cell office:value-type="string">
            <text:p>$2.38</text:p>
          </table:table-cell>
          <table:table-cell table:number-columns-repeated="2"/>
        </table:table-row>
        <table:table-row table:style-name="ro1">
          <table:table-cell office:value-type="string">
            <text:p>FT232RL, Digikey</text:p>
          </table:table-cell>
          <table:table-cell office:value-type="string">
            <text:p>$4.50</text:p>
          </table:table-cell>
          <table:table-cell office:value-type="string">
            <text:p>$3.65</text:p>
          </table:table-cell>
          <table:table-cell office:value-type="string">
            <text:p>$2.85</text:p>
          </table:table-cell>
          <table:table-cell office:value-type="float" office:value="1">
            <text:p>1</text:p>
          </table:table-cell>
          <table:table-cell office:value-type="string">
            <text:p>$4.50</text:p>
          </table:table-cell>
          <table:table-cell table:number-columns-repeated="6"/>
        </table:table-row>
        <table:table-row table:style-name="ro1">
          <table:table-cell office:value-type="string">
            <text:p>digikey</text:p>
          </table:table-cell>
          <table:table-cell office:value-type="string">
            <text:p>$0.68</text:p>
          </table:table-cell>
          <table:table-cell table:number-columns-repeated="2" office:value-type="string">
            <text:p>$0.55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$0.68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3 x 3mm / #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parkfun</text:p>
          </table:table-cell>
          <table:table-cell office:value-type="string">
            <text:p>$18.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8.00</text:p>
          </table:table-cell>
          <table:table-cell table:number-columns-repeated="6"/>
        </table:table-row>
        <table:table-row table:style-name="ro1">
          <table:table-cell office:value-type="string">
            <text:p>various sources</text:p>
          </table:table-cell>
          <table:table-cell office:value-type="string">
            <text:p>$3.0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 office:value-type="string">
            <text:p>$3.00</text:p>
          </table:table-cell>
          <table:table-cell table:number-columns-repeated="2"/>
        </table:table-row>
        <table:table-row table:style-name="ro1">
          <table:table-cell office:value-type="string">
            <text:p>SFE</text:p>
          </table:table-cell>
          <table:table-cell office:value-type="string">
            <text:p>$10.00</text:p>
          </table:table-cell>
          <table:table-cell table:number-columns-repeated="10"/>
        </table:table-row>
        <table:table-row table:style-name="ro1">
          <table:table-cell office:value-type="string">
            <text:p>asdf</text:p>
          </table:table-cell>
          <table:table-cell office:value-type="string">
            <text:p>$0.15</text:p>
          </table:table-cell>
          <table:table-cell office:value-type="string">
            <text:p>$0.10</text:p>
          </table:table-cell>
          <table:table-cell office:value-type="string">
            <text:p>$0.08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$0.30</text:p>
          </table:table-cell>
          <table:table-cell table:number-columns-repeated="2"/>
        </table:table-row>
        <table:table-row table:style-name="ro1">
          <table:table-cell office:value-type="string">
            <text:p>Lipo, 1S, 210mAH 15C</text:p>
          </table:table-cell>
          <table:table-cell office:value-type="string">
            <text:p>$1.7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.7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$9.41</text:p>
          </table:table-cell>
          <table:table-cell office:value-type="string">
            <text:p>$7.78</text:p>
          </table:table-cell>
          <table:table-cell office:value-type="string">
            <text:p>$10.02</text:p>
          </table:table-cell>
          <table:table-cell office:value-type="string">
            <text:p>$7.56</text:p>
          </table:table-cell>
          <table:table-cell office:value-type="string">
            <text:p>TOTALS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$20.05</text:p>
          </table:table-cell>
          <table:table-cell/>
          <table:table-cell office:value-type="string">
            <text:p>TOTALS</text:p>
          </table:table-cell>
          <table:table-cell/>
        </table:table-row>
        <table:table-row table:style-name="ro1">
          <table:table-cell office:value-type="string">
            <text:p><text:s/>LB1836M; 1.8V motor, 2.5V logic, 1A</text:p>
          </table:table-cell>
          <table:table-cell office:value-type="string">
            <text:p>$4.6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4.61</text:p>
          </table:table-cell>
          <table:table-cell table:number-columns-repeated="6"/>
        </table:table-row>
        <table:table-row table:style-name="ro1">
          <table:table-cell office:value-type="string">
            <text:p>sn754410 appx price</text:p>
          </table:table-cell>
          <table:table-cell office:value-type="string">
            <text:p>$2.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2.30</text:p>
          </table:table-cell>
          <table:table-cell table:number-columns-repeated="6"/>
        </table:table-row>
        <table:table-row table:style-name="ro1">
          <table:table-cell office:value-type="string">
            <text:p>4.5V-18V TC4427A appx price</text:p>
          </table:table-cell>
          <table:table-cell office:value-type="string">
            <text:p>$1.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.50</text:p>
          </table:table-cell>
          <table:table-cell table:number-columns-repeated="6"/>
        </table:table-row>
        <table:table-row table:style-name="ro1">
          <table:table-cell office:value-type="string">
            <text:p>Victor mousetrap, amazon, 4-pack</text:p>
          </table:table-cell>
          <table:table-cell office:value-type="string">
            <text:p>$1.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2.32</text:p>
          </table:table-cell>
          <table:table-cell table:number-columns-repeated="6"/>
        </table:table-row>
        <table:table-row table:style-name="ro1">
          <table:table-cell office:value-type="string">
            <text:p>72-pack</text:p>
          </table:table-cell>
          <table:table-cell office:value-type="string">
            <text:p>$0.54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$38.95</text:p>
          </table:table-cell>
          <table:table-cell table:number-columns-repeated="6"/>
        </table:table-row>
        <table:table-row table:style-name="ro1">
          <table:table-cell office:value-type="string">
            <text:p>20-pack</text:p>
          </table:table-cell>
          <table:table-cell office:value-type="string">
            <text:p>$0.5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$11.78</text:p>
          </table:table-cell>
          <table:table-cell table:number-columns-repeated="6"/>
        </table:table-row>
        <table:table-row table:style-name="ro1">
          <table:table-cell office:value-type="string">
            <text:p>Car Robot Plastic Tire Wheel + DC Gear Motor (ebay)</text:p>
          </table:table-cell>
          <table:table-cell office:value-type="string">
            <text:p>$4.1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8.38</text:p>
          </table:table-cell>
          <table:table-cell table:number-columns-repeated="6"/>
        </table:table-row>
        <table:table-row table:style-name="ro1">
          <table:table-cell office:value-type="string">
            <text:p>Car Robot Plastic Tire Wheel + DC Gear Motor (ebay)</text:p>
          </table:table-cell>
          <table:table-cell table:number-columns-repeated="3" office:value-type="string">
            <text:p>$2.95</text:p>
          </table:table-cell>
          <table:table-cell office:value-type="float" office:value="2">
            <text:p>2</text:p>
          </table:table-cell>
          <table:table-cell office:value-type="string">
            <text:p>$5.90</text:p>
          </table:table-cell>
          <table:table-cell table:number-columns-repeated="6"/>
        </table:table-row>
        <table:table-row table:style-name="ro1">
          <table:table-cell office:value-type="string">
            <text:p>11 pc plastic</text:p>
          </table:table-cell>
          <table:table-cell office:value-type="string">
            <text:p>$2.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2.50</text:p>
          </table:table-cell>
          <table:table-cell table:number-columns-repeated="6"/>
        </table:table-row>
        <table:table-row table:style-name="ro1">
          <table:table-cell office:value-type="string">
            <text:p>1230 Mini Hi Torque motor</text:p>
          </table:table-cell>
          <table:table-cell office:value-type="string">
            <text:p>$1.7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3.4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Woodworks 2.5" flat wood wheel</text:p>
          </table:table-cell>
          <table:table-cell office:value-type="string">
            <text:p>$0.5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1.15</text:p>
          </table:table-cell>
          <table:table-cell table:number-columns-repeated="6"/>
        </table:table-row>
        <table:table-row table:style-name="ro1">
          <table:table-cell office:value-type="string">
            <text:p>Woodwoorks 1" bead</text:p>
          </table:table-cell>
          <table:table-cell office:value-type="string">
            <text:p>$0.2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0.40</text:p>
          </table:table-cell>
          <table:table-cell table:number-columns-repeated="6"/>
        </table:table-row>
        <table:table-row table:style-name="ro1">
          <table:table-cell office:value-type="string">
            <text:p>Woodworks 2" flat wood wheel</text:p>
          </table:table-cell>
          <table:table-cell office:value-type="string">
            <text:p>$0.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0.60</text:p>
          </table:table-cell>
          <table:table-cell table:number-columns-repeated="3"/>
          <table:table-cell office:value-type="string">
            <text:p>$0.60</text:p>
          </table:table-cell>
          <table:table-cell table:number-columns-repeated="2"/>
        </table:table-row>
        <table:table-row table:style-name="ro1">
          <table:table-cell office:value-type="string">
            <text:p>Surplus Elect Sales 3V hobby motor</text:p>
          </table:table-cell>
          <table:table-cell office:value-type="string">
            <text:p>$0.9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0.99</text:p>
          </table:table-cell>
          <table:table-cell table:number-columns-repeated="6"/>
        </table:table-row>
        <table:table-row table:style-name="ro1">
          <table:table-cell office:value-type="string">
            <text:p>5V 7200 rpm dc motor</text:p>
          </table:table-cell>
          <table:table-cell office:value-type="string">
            <text:p>$0.6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1.3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LTRALAST UL40AAVP 40-pack AA Alkaline Batteries (newegg)</text:p>
          </table:table-cell>
          <table:table-cell office:value-type="string">
            <text:p>$0.2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$0.45</text:p>
          </table:table-cell>
          <table:table-cell table:number-columns-repeated="6"/>
        </table:table-row>
        <table:table-row table:style-name="ro1">
          <table:table-cell office:value-type="string">
            <text:p>AA, cheapbatteries.com</text:p>
          </table:table-cell>
          <table:table-cell office:value-type="string">
            <text:p>$0.15</text:p>
          </table:table-cell>
          <table:table-cell office:value-type="string">
            <text:p>$0.10</text:p>
          </table:table-cell>
          <table:table-cell office:value-type="string">
            <text:p>$0.08</text:p>
          </table:table-cell>
          <table:table-cell office:value-type="float" office:value="2">
            <text:p>2</text:p>
          </table:table-cell>
          <table:table-cell office:value-type="string">
            <text:p>$0.3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B1838M, stepper only? low voltage</text:p>
          </table:table-cell>
          <table:table-cell office:value-type="string">
            <text:p>$3.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3.1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D6211 8SOIC</text:p>
          </table:table-cell>
          <table:table-cell office:value-type="string">
            <text:p>$3.2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3.24</text:p>
          </table:table-cell>
          <table:table-cell table:number-columns-repeated="6"/>
        </table:table-row>
        <table:table-row table:style-name="ro1">
          <table:table-cell office:value-type="string">
            <text:p>DRV8830, 10MSOP</text:p>
          </table:table-cell>
          <table:table-cell office:value-type="string">
            <text:p>$2.7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2.71</text:p>
          </table:table-cell>
          <table:table-cell table:number-columns-repeated="6"/>
        </table:table-row>
        <table:table-row table:style-name="ro1">
          <table:table-cell office:value-type="string">
            <text:p>ZXMHC3F381 H-bridge</text:p>
          </table:table-cell>
          <table:table-cell office:value-type="string">
            <text:p>$1.0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1.08</text:p>
          </table:table-cell>
          <table:table-cell table:number-columns-repeated="6"/>
        </table:table-row>
        <table:table-row table:style-name="ro1">
          <table:table-cell office:value-type="string">
            <text:p><text:s/>4.5V+ (see Pololu Baby-O 328P, only carried at DigiKey)</text:p>
          </table:table-cell>
          <table:table-cell office:value-type="string">
            <text:p>$2.0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$2.03</text:p>
          </table:table-cell>
          <table:table-cell table:number-columns-repeated="2"/>
          <table:table-cell table:number-columns-repeated="2" office:value-type="string">
            <text:p>$2.03</text:p>
          </table:table-cell>
          <table:table-cell table:number-columns-repeated="2"/>
        </table:table-row>
        <table:table-row table:style-name="ro1">
          <table:table-cell office:value-type="string">
            <text:p>DRV8837, single H-bridge, DSG pkg</text:p>
          </table:table-cell>
          <table:table-cell office:value-type="string">
            <text:p>$1.62</text:p>
          </table:table-cell>
          <table:table-cell office:value-type="string">
            <text:p>$1.13</text:p>
          </table:table-cell>
          <table:table-cell office:value-type="string">
            <text:p>$0.7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$1.62</text:p>
          </table:table-cell>
          <table:table-cell table:number-columns-repeated="4"/>
        </table:table-row>
        <table:table-row table:style-name="ro1">
          <table:table-cell office:value-type="string">
            <text:p>2V - 11V; See Pololu DRV8835; Ti part, DigiKey best price; DFN pkg</text:p>
          </table:table-cell>
          <table:table-cell office:value-type="string">
            <text:p>$2.23</text:p>
          </table:table-cell>
          <table:table-cell office:value-type="string">
            <text:p>$1.62</text:p>
          </table:table-cell>
          <table:table-cell office:value-type="string">
            <text:p>$1.04</text:p>
          </table:table-cell>
          <table:table-cell office:value-type="float" office:value="1">
            <text:p>1</text:p>
          </table:table-cell>
          <table:table-cell office:value-type="string">
            <text:p>$2.23</text:p>
          </table:table-cell>
          <table:table-cell/>
          <table:table-cell office:value-type="string">
            <text:p>$2.23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DigiKey</text:p>
          </table:table-cell>
          <table:table-cell office:value-type="string">
            <text:p>$1.94</text:p>
          </table:table-cell>
          <table:table-cell table:number-columns-repeated="2" office:value-type="string">
            <text:p>$1.08</text:p>
          </table:table-cell>
          <table:table-cell table:number-columns-repeated="8"/>
        </table:table-row>
        <table:table-row table:style-name="ro1">
          <table:table-cell office:value-type="string">
            <text:p>DigiKey (appx)</text:p>
          </table:table-cell>
          <table:table-cell office:value-type="string">
            <text:p>$4.8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air</text:p>
          </table:table-cell>
          <table:table-cell office:value-type="string">
            <text:p>$9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DC6327C 2.5V 2.7A/-1.9A SOT-6</text:p>
          </table:table-cell>
          <table:table-cell office:value-type="string">
            <text:p>$0.51</text:p>
          </table:table-cell>
          <table:table-cell office:value-type="string">
            <text:p>$0.32</text:p>
          </table:table-cell>
          <table:table-cell office:value-type="string">
            <text:p>$0.18</text:p>
          </table:table-cell>
          <table:table-cell office:value-type="float" office:value="2">
            <text:p>2</text:p>
          </table:table-cell>
          <table:table-cell office:value-type="string">
            <text:p>$1.02</text:p>
          </table:table-cell>
          <table:table-cell table:number-columns-repeated="6"/>
        </table:table-row>
        <table:table-row table:style-name="ro1">
          <table:table-cell office:value-type="string">
            <text:p>SI1563EDH-T1-E3 1.8V SOT-363</text:p>
          </table:table-cell>
          <table:table-cell office:value-type="string">
            <text:p>$0.56</text:p>
          </table:table-cell>
          <table:table-cell office:value-type="string">
            <text:p>$0.33</text:p>
          </table:table-cell>
          <table:table-cell office:value-type="string">
            <text:p>$0.19</text:p>
          </table:table-cell>
          <table:table-cell office:value-type="float" office:value="2">
            <text:p>2</text:p>
          </table:table-cell>
          <table:table-cell office:value-type="string">
            <text:p>$1.12</text:p>
          </table:table-cell>
          <table:table-cell table:number-columns-repeated="6"/>
        </table:table-row>
        <table:table-row table:style-name="ro1">
          <table:table-cell office:value-type="string">
            <text:p>NTHC5513 3.9A/-3.0A ChipFET</text:p>
          </table:table-cell>
          <table:table-cell office:value-type="string">
            <text:p>$0.64</text:p>
          </table:table-cell>
          <table:table-cell office:value-type="string">
            <text:p>$0.40</text:p>
          </table:table-cell>
          <table:table-cell office:value-type="string">
            <text:p>$0.23</text:p>
          </table:table-cell>
          <table:table-cell office:value-type="float" office:value="2">
            <text:p>2</text:p>
          </table:table-cell>
          <table:table-cell office:value-type="string">
            <text:p>$1.28</text:p>
          </table:table-cell>
          <table:table-cell table:number-columns-repeated="6"/>
        </table:table-row>
        <table:table-row table:style-name="ro1">
          <table:table-cell office:value-type="string">
            <text:p>NTHD3102CT 5.5A/-4.2A ChipFET</text:p>
          </table:table-cell>
          <table:table-cell office:value-type="string">
            <text:p>$0.68</text:p>
          </table:table-cell>
          <table:table-cell office:value-type="string">
            <text:p>$0.46</text:p>
          </table:table-cell>
          <table:table-cell office:value-type="string">
            <text:p>$0.27</text:p>
          </table:table-cell>
          <table:table-cell office:value-type="float" office:value="2">
            <text:p>2</text:p>
          </table:table-cell>
          <table:table-cell office:value-type="string">
            <text:p>$1.36</text:p>
          </table:table-cell>
          <table:table-cell table:number-columns-repeated="6"/>
        </table:table-row>
        <table:table-row table:style-name="ro1">
          <table:table-cell office:value-type="string">
            <text:p>SI519EDJ 4.5A/-4.5A PowerPak 8</text:p>
          </table:table-cell>
          <table:table-cell office:value-type="string">
            <text:p>$0.74</text:p>
          </table:table-cell>
          <table:table-cell office:value-type="string">
            <text:p>$0.45</text:p>
          </table:table-cell>
          <table:table-cell office:value-type="string">
            <text:p>$0.26</text:p>
          </table:table-cell>
          <table:table-cell office:value-type="float" office:value="2">
            <text:p>2</text:p>
          </table:table-cell>
          <table:table-cell office:value-type="string">
            <text:p>$1.48</text:p>
          </table:table-cell>
          <table:table-cell table:number-columns-repeated="6"/>
        </table:table-row>
        <table:table-row table:style-name="ro1">
          <table:table-cell office:value-type="string">
            <text:p>Si3590DV 2A/-1.3A TSOP-6</text:p>
          </table:table-cell>
          <table:table-cell office:value-type="string">
            <text:p>$0.79</text:p>
          </table:table-cell>
          <table:table-cell office:value-type="string">
            <text:p>$0.48</text:p>
          </table:table-cell>
          <table:table-cell office:value-type="string">
            <text:p>$0.27</text:p>
          </table:table-cell>
          <table:table-cell office:value-type="float" office:value="2">
            <text:p>2</text:p>
          </table:table-cell>
          <table:table-cell office:value-type="string">
            <text:p>$1.58</text:p>
          </table:table-cell>
          <table:table-cell table:number-columns-repeated="6"/>
        </table:table-row>
        <table:table-row table:style-name="ro1">
          <table:table-cell office:value-type="string">
            <text:p>DMC2020USD 7.8A/-6.3A SO-8</text:p>
          </table:table-cell>
          <table:table-cell office:value-type="string">
            <text:p>$0.82</text:p>
          </table:table-cell>
          <table:table-cell office:value-type="string">
            <text:p>$0.56</text:p>
          </table:table-cell>
          <table:table-cell office:value-type="string">
            <text:p>$0.33</text:p>
          </table:table-cell>
          <table:table-cell office:value-type="float" office:value="2">
            <text:p>2</text:p>
          </table:table-cell>
          <table:table-cell office:value-type="string">
            <text:p>$1.64</text:p>
          </table:table-cell>
          <table:table-cell table:number-columns-repeated="6"/>
        </table:table-row>
        <table:table-row table:style-name="ro1">
          <table:table-cell office:value-type="string">
            <text:p>FDS9934C 6.5A/-5A SO-8</text:p>
          </table:table-cell>
          <table:table-cell office:value-type="string">
            <text:p>$0.91</text:p>
          </table:table-cell>
          <table:table-cell office:value-type="string">
            <text:p>$0.61</text:p>
          </table:table-cell>
          <table:table-cell office:value-type="string">
            <text:p>$0.3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$1.82</text:p>
          </table:table-cell>
          <table:table-cell table:number-columns-repeated="3"/>
        </table:table-row>
        <table:table-row table:style-name="ro1">
          <table:table-cell office:value-type="string">
            <text:p>NTHD3102CT 5.5A/-4.2A ChipFET</text:p>
          </table:table-cell>
          <table:table-cell office:value-type="string">
            <text:p>$0.68</text:p>
          </table:table-cell>
          <table:table-cell office:value-type="string">
            <text:p>$0.46</text:p>
          </table:table-cell>
          <table:table-cell office:value-type="string">
            <text:p>$0.2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$1.3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SFE</text:p>
          </table:table-cell>
          <table:table-cell office:value-type="string">
            <text:p>$10.00</text:p>
          </table:table-cell>
          <table:table-cell table:number-columns-repeated="10"/>
        </table:table-row>
        <table:table-row table:style-name="ro1">
          <table:table-cell office:value-type="string">
            <text:p>SFE</text:p>
          </table:table-cell>
          <table:table-cell office:value-type="string">
            <text:p>$14.95</text:p>
          </table:table-cell>
          <table:table-cell table:number-columns-repeated="10"/>
        </table:table-row>
        <table:table-row table:style-name="ro1">
          <table:table-cell office:value-type="string">
            <text:p>various</text:p>
          </table:table-cell>
          <table:table-cell office:value-type="string">
            <text:p>$3.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$3.30</text:p>
          </table:table-cell>
          <table:table-cell table:number-columns-repeated="9"/>
          <table:table-cell office:value-type="string">
            <text:p>http://www.aliexpress.com/item/20W-110V-220V-Mini-Electric-Heating-Hot-Melt-Glue-Gun-Crafts-Repair-Tool-Professional-US-Plug/487529881.html</text:p>
          </table:table-cell>
        </table:table-row>
        <table:table-row table:style-name="ro1">
          <table:table-cell/>
          <table:table-cell office:value-type="string">
            <text:p>$0.18</text:p>
          </table:table-cell>
          <table:table-cell table:number-columns-repeated="9"/>
          <table:table-cell office:value-type="string">
            <text:p>http://www.aliexpress.com/item/free-shipping-7-100mm-Home-essential-universal-hot-melt-tape-hot-melt-glue-stick-100pcs-alot/607201791.html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CBFabExpress</text:p>
          </table:table-cell>
          <table:table-cell/>
          <table:table-cell office:value-type="string">
            <text:p>$25.70</text:p>
          </table:table-cell>
          <table:table-cell office:value-type="string">
            <text:p>$18.75</text:p>
          </table:table-cell>
          <table:table-cell table:number-columns-repeated="7"/>
          <table:table-cell office:value-type="string">
            <text:p>http://www.pcbfabexpress.com/assembly/as_quotemain_test.jsp</text:p>
          </table:table-cell>
        </table:table-row>
        <table:table-row table:style-name="ro1">
          <table:table-cell office:value-type="string">
            <text:p>Screaming Circuits</text:p>
          </table:table-cell>
          <table:table-cell/>
          <table:table-cell office:value-type="string">
            <text:p>$19.31</text:p>
          </table:table-cell>
          <table:table-cell office:value-type="string">
            <text:p>$18.82</text:p>
          </table:table-cell>
          <table:table-cell table:number-columns-repeated="7"/>
          <table:table-cell office:value-type="string">
            <text:p>http://www.screamingcircuits.com</text:p>
          </table:table-cell>
        </table:table-row>
        <table:table-row table:style-name="ro1">
          <table:table-cell office:value-type="string">
            <text:p>MyroPCB</text:p>
          </table:table-cell>
          <table:table-cell/>
          <table:table-cell office:value-type="string">
            <text:p>$3.53</text:p>
          </table:table-cell>
          <table:table-cell table:number-columns-repeated="8"/>
          <table:table-cell office:value-type="string">
            <text:p>http://www.myropcb.com/online-quote/pcba-prototype-quote/</text:p>
          </table:table-cell>
        </table:table-row>
        <table:table-row table:style-name="ro1">
          <table:table-cell office:value-type="string">
            <text:p>Hakko 503F-V12ED 60 Watt Heavy Duty Solder Iron</text:p>
          </table:table-cell>
          <table:table-cell office:value-type="string">
            <text:p>$11.92</text:p>
          </table:table-cell>
          <table:table-cell table:number-columns-repeated="9"/>
          <table:table-cell office:value-type="string">
            <text:p>http://www.frys.com/product/249084?source=googleps&amp;gclid=CKK6hK3Dq7ICFSVgMgod-2UAXQ</text:p>
          </table:table-cell>
        </table:table-row>
        <table:table-row table:style-name="ro1">
          <table:table-cell office:value-type="string">
            <text:p>Weller SP23L 25 Watt Marksman Solder Iron </text:p>
          </table:table-cell>
          <table:table-cell office:value-type="string">
            <text:p>$9.97</text:p>
          </table:table-cell>
          <table:table-cell table:number-columns-repeated="9"/>
          <table:table-cell office:value-type="string">
            <text:p>http://www.frys.com/product/2818734?site=sr:SEARCH:MAIN_RSLT_PG</text:p>
          </table:table-cell>
        </table:table-row>
        <table:table-row table:style-name="ro1">
          <table:table-cell office:value-type="string">
            <text:p>220V 60W</text:p>
          </table:table-cell>
          <table:table-cell office:value-type="string">
            <text:p>$6.88</text:p>
          </table:table-cell>
          <table:table-cell table:number-columns-repeated="9"/>
          <table:table-cell office:value-type="string">
            <text:p>http://www.ebay.com/itm/AC-220V-40-Watt-Soldering-Iron-Dissolved-solder-Tip-Electronic-Welding-TOOL-/140811445683?pt=LH_DefaultDomain_0&amp;hash=item20c90425b3#ht_2660wt_1147</text:p>
          </table:table-cell>
        </table:table-row>
        <table:table-row table:style-name="ro1">
          <table:table-cell office:value-type="string">
            <text:p>220V 40W</text:p>
          </table:table-cell>
          <table:table-cell office:value-type="string">
            <text:p>$3.20</text:p>
          </table:table-cell>
          <table:table-cell table:number-columns-repeated="9"/>
          <table:table-cell office:value-type="string">
            <text:p>http://www.aliexpress.com/item/Fast-Heating-Welding-Soldering-Iron-Tool-Electronic-PC-40W-220V-SHT-0075/622355190.html</text:p>
          </table:table-cell>
        </table:table-row>
        <table:table-row table:style-name="ro1">
          <table:table-cell office:value-type="string">
            <text:p>110/220 25W-60W</text:p>
          </table:table-cell>
          <table:table-cell office:value-type="string">
            <text:p>$14.99</text:p>
          </table:table-cell>
          <table:table-cell table:number-columns-repeated="9"/>
          <table:table-cell office:value-type="string">
            <text:p>http://www.aliexpress.com/item/110V-220V-Adjustable-Gun-Welding-Soldering-Solder-Iron-Handle-Tool-For-933-Station-Heat-Pencil-25W/572357938.html</text:p>
          </table:table-cell>
        </table:table-row>
        <table:table-row table:style-name="ro1">
          <table:table-cell office:value-type="string">
            <text:p>FEITA 30W 40W 60W 80W electric solder Irons with ROHS SGS</text:p>
          </table:table-cell>
          <table:table-cell office:value-type="string">
            <text:p>$5.85</text:p>
          </table:table-cell>
          <table:table-cell table:number-columns-repeated="9"/>
          <table:table-cell office:value-type="string">
            <text:p>http://www.aliexpress.com/item/30W-40W-60W-80W-electric-welder-Irons/434076066.html</text:p>
          </table:table-cell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>
            <text:p>http://www.aliexpress.com/item/4-5-inch-besk-pliers-VK-031/460402968.htm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eer Wheel Bracket</text:p>
          </table:table-cell>
          <table:table-cell office:value-type="string">
            <text:p>Brass, e-machine shop</text:p>
          </table:table-cell>
          <table:table-cell office:value-type="string">
            <text:p>$1.92</text:p>
          </table:table-cell>
          <table:table-cell/>
          <table:table-cell office:value-type="string">
            <text:p>$1.96</text:p>
          </table:table-cell>
          <table:table-cell office:value-type="string">
            <text:p>$1.06</text:p>
          </table:table-cell>
          <table:table-cell/>
        </table:table-row>
        <table:table-row table:style-name="ro1">
          <table:table-cell office:value-type="string">
            <text:p>Steer Wheel Bracket</text:p>
          </table:table-cell>
          <table:table-cell office:value-type="string">
            <text:p>inj molded nylon</text:p>
          </table:table-cell>
          <table:table-cell office:value-type="string">
            <text:p>$1.04</text:p>
          </table:table-cell>
          <table:table-cell/>
          <table:table-cell office:value-type="string">
            <text:p>$4.74</text:p>
          </table:table-cell>
          <table:table-cell office:value-type="string">
            <text:p>$1.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eer Wheel Bracket</text:p>
          </table:table-cell>
          <table:table-cell office:value-type="string">
            <text:p>5/8" square bead, 1/4" hole</text:p>
          </table:table-cell>
          <table:table-cell office:value-type="string">
            <text:p>$0.11</text:p>
          </table:table-cell>
          <table:table-cell office:value-type="float" office:value="1">
            <text:p>1</text:p>
          </table:table-cell>
          <table:table-cell office:value-type="string">
            <text:p>$0.11</text:p>
          </table:table-cell>
          <table:table-cell office:value-type="string">
            <text:p>$0.08</text:p>
          </table:table-cell>
          <table:table-cell office:value-type="string">
            <text:p>http://www.craftparts.com/square-beads-hole-p-1018.html</text:p>
          </table:table-cell>
        </table:table-row>
        <table:table-row table:style-name="ro1">
          <table:table-cell office:value-type="string">
            <text:p>Steer Wheel</text:p>
          </table:table-cell>
          <table:table-cell office:value-type="string">
            <text:p>1" wood slab wheel</text:p>
          </table:table-cell>
          <table:table-cell office:value-type="string">
            <text:p>$0.15</text:p>
          </table:table-cell>
          <table:table-cell office:value-type="float" office:value="2">
            <text:p>2</text:p>
          </table:table-cell>
          <table:table-cell office:value-type="string">
            <text:p>$0.15</text:p>
          </table:table-cell>
          <table:table-cell office:value-type="string">
            <text:p>$0.12</text:p>
          </table:table-cell>
          <table:table-cell office:value-type="string">
            <text:p>http://www.craftparts.com/flat-wood-slab-wheels-thick-p-590.html</text:p>
          </table:table-cell>
        </table:table-row>
        <table:table-row table:style-name="ro1">
          <table:table-cell office:value-type="string">
            <text:p>Steer axle</text:p>
          </table:table-cell>
          <table:table-cell office:value-type="string">
            <text:p>1-3/8" x 1/4" peg</text:p>
          </table:table-cell>
          <table:table-cell office:value-type="string">
            <text:p>$0.05</text:p>
          </table:table-cell>
          <table:table-cell office:value-type="float" office:value="2">
            <text:p>2</text:p>
          </table:table-cell>
          <table:table-cell office:value-type="string">
            <text:p>$0.09</text:p>
          </table:table-cell>
          <table:table-cell office:value-type="string">
            <text:p>$0.08</text:p>
          </table:table-cell>
          <table:table-cell office:value-type="string">
            <text:p>http://www.craftparts.com/138-axle-pegs-1564-tenon-p-851.htm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eer Wheel</text:p>
          </table:table-cell>
          <table:table-cell office:value-type="string">
            <text:p>dia unknown</text:p>
          </table:table-cell>
          <table:table-cell office:value-type="string">
            <text:p>$0.27</text:p>
          </table:table-cell>
          <table:table-cell table:number-columns-repeated="3"/>
          <table:table-cell office:value-type="string">
            <text:p>http://www.aliexpress.com/item/100pcs-DIY-accessories-Plastic-toy-car-wheels-3CM/450620588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30x9x1.9</text:p>
          </table:table-cell>
          <table:table-cell office:value-type="string">
            <text:p>$0.70</text:p>
          </table:table-cell>
          <table:table-cell/>
          <table:table-cell office:value-type="string">
            <text:p>$0.60</text:p>
          </table:table-cell>
          <table:table-cell/>
          <table:table-cell office:value-type="string">
            <text:p>http://www.aliexpress.com/item/Free-shipping-30-9-1-9mm-Plastic-wheel-DIY-handmade-Model-accessories-Toy-car-wheels/574791665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18x6.5x2</text:p>
          </table:table-cell>
          <table:table-cell office:value-type="string">
            <text:p>$0.34</text:p>
          </table:table-cell>
          <table:table-cell/>
          <table:table-cell office:value-type="string">
            <text:p>$0.34</text:p>
          </table:table-cell>
          <table:table-cell office:value-type="string">
            <text:p>$0.30</text:p>
          </table:table-cell>
          <table:table-cell office:value-type="string">
            <text:p>http://www.aliexpress.com/item/18x6-5x2mm-Academic-Model-Small-Plastic-Toy-Car-Wheels-DIY-Hobbies-Parts-and-Accessories/517605266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20x8x2</text:p>
          </table:table-cell>
          <table:table-cell office:value-type="string">
            <text:p>$0.29</text:p>
          </table:table-cell>
          <table:table-cell table:number-columns-repeated="3"/>
          <table:table-cell office:value-type="string">
            <text:p>http://www.aliexpress.com/item/20x8x2mm-Academic-Model-Small-Wheels-Plastic-DIY-Toys-Hobbies-Parts-and-Accessories/517602128.html</text:p>
          </table:table-cell>
        </table:table-row>
        <table:table-row table:style-name="ro1">
          <table:table-cell office:value-type="string">
            <text:p>Wheel (clear)</text:p>
          </table:table-cell>
          <table:table-cell office:value-type="string">
            <text:p>64x2.5mm</text:p>
          </table:table-cell>
          <table:table-cell office:value-type="string">
            <text:p>$0.56</text:p>
          </table:table-cell>
          <table:table-cell table:number-columns-repeated="3"/>
          <table:table-cell office:value-type="string">
            <text:p>http://www.aliexpress.com/item/30pcs-DIY-Accessories-Plastic-toy-car-wheels-64MM-Remote-control-car-wheels/452423232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46x22x2</text:p>
          </table:table-cell>
          <table:table-cell office:value-type="string">
            <text:p>$0.29</text:p>
          </table:table-cell>
          <table:table-cell table:number-columns-repeated="3"/>
          <table:table-cell office:value-type="string">
            <text:p>http://www.aliexpress.com/item/50pcs-DIY-accessories-Plastic-toy-car-wheels-4-6CM/450625545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45x18x3</text:p>
          </table:table-cell>
          <table:table-cell office:value-type="string">
            <text:p>$0.45</text:p>
          </table:table-cell>
          <table:table-cell table:number-columns-repeated="3"/>
          <table:table-cell office:value-type="string">
            <text:p>http://www.aliexpress.com/item/45x18x3mm-Academic-Model-Small-Wheels-Plastic-DIY-Toys-Hobbies-Parts-and-Accessories/517593841.html</text:p>
          </table:table-cell>
        </table:table-row>
        <table:table-row table:style-name="ro1">
          <table:table-cell office:value-type="string">
            <text:p>Wheel</text:p>
          </table:table-cell>
          <table:table-cell office:value-type="string">
            <text:p>58x2.5</text:p>
          </table:table-cell>
          <table:table-cell office:value-type="string">
            <text:p>$0.69</text:p>
          </table:table-cell>
          <table:table-cell table:number-columns-repeated="3"/>
          <table:table-cell office:value-type="string">
            <text:p>http://www.aliexpress.com/item/toy-wheels-58mm-plastic-wheels-Shaft-Diameter-2-5mm-model-making-DIY-model-accessories-10-pcs/573590653.html</text:p>
          </table:table-cell>
        </table:table-row>
        <table:table-row table:style-name="ro1">
          <table:table-cell office:value-type="string">
            <text:p>42mm Tires/Wheels 2mm</text:p>
          </table:table-cell>
          <table:table-cell office:value-type="string">
            <text:p>AliExpress</text:p>
          </table:table-cell>
          <table:table-cell office:value-type="string">
            <text:p>$0.1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$0.57</text:p>
          </table:table-cell>
          <table:table-cell office:value-type="string">
            <text:p>http://www.aliexpress.com/item/Free-Sipping-Toy-plastic-wheel-Technology-Small-Productions-DIY-Accessories-30mm-diameter-hole-2mm/591272358.htm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ar steer wheel</text:p>
          </table:table-cell>
          <table:table-cell office:value-type="string">
            <text:p>Fingerboard wheels (400)</text:p>
          </table:table-cell>
          <table:table-cell office:value-type="string">
            <text:p>$0.0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$0.10</text:p>
          </table:table-cell>
          <table:table-cell office:value-type="string">
            <text:p>http://www.aliexpress.com/item/400pcs-10-Colors-Wheel-For-Fingerboard-Mini-Skateboard-Finger-board/447293443.html</text:p>
          </table:table-cell>
        </table:table-row>
        <table:table-row table:style-name="ro1">
          <table:table-cell office:value-type="string">
            <text:p>Rear steer wheel</text:p>
          </table:table-cell>
          <table:table-cell office:value-type="string">
            <text:p>Fingerboard bearing wheels</text:p>
          </table:table-cell>
          <table:table-cell office:value-type="string">
            <text:p>$0.2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$0.48</text:p>
          </table:table-cell>
          <table:table-cell office:value-type="string">
            <text:p>http://www.aliexpress.com/item/fingerboards-bearing-wheel-bearing-wheels-finger-skateboard-bearing-wheel-free-shipping/447735920.html</text:p>
          </table:table-cell>
        </table:table-row>
        <table:table-row table:style-name="ro1">
          <table:table-cell office:value-type="string">
            <text:p>Rear steer bracket</text:p>
          </table:table-cell>
          <table:table-cell office:value-type="string">
            <text:p>Fingerboard Truck, screws, nuts, red</text:p>
          </table:table-cell>
          <table:table-cell office:value-type="string">
            <text:p>$0.4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0.43</text:p>
          </table:table-cell>
          <table:table-cell office:value-type="string">
            <text:p>http://www.aliexpress.com/item/wholesale-200pcs-finger-skateboard-truck-fingerboards-truck-29-mm-wide-truck-fee-shipping-by-UPS-EMS/446988459.html</text:p>
          </table:table-cell>
        </table:table-row>
        <table:table-row table:style-name="ro1">
          <table:table-cell office:value-type="string">
            <text:p>Bracket</text:p>
          </table:table-cell>
          <table:table-cell office:value-type="string">
            <text:p>Servo mount bracket</text:p>
          </table:table-cell>
          <table:table-cell office:value-type="string">
            <text:p>$0.0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0.05</text:p>
          </table:table-cell>
          <table:table-cell office:value-type="string">
            <text:p>http://www.cshardware.com/steel-brackets/15-3412.asp</text:p>
          </table:table-cell>
        </table:table-row>
        <table:table-row table:style-name="ro1">
          <table:table-cell office:value-type="string">
            <text:p>Steer wheel bracket</text:p>
          </table:table-cell>
          <table:table-cell office:value-type="string">
            <text:p>Wood square dowel</text:p>
          </table:table-cell>
          <table:table-cell office:value-type="string">
            <text:p>$0.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0.32</text:p>
          </table:table-cell>
          <table:table-cell/>
        </table:table-row>
        <table:table-row table:style-name="ro1">
          <table:table-cell office:value-type="string">
            <text:p>Steer bracket, wheel</text:p>
          </table:table-cell>
          <table:table-cell office:value-type="string">
            <text:p>truck, wheels, nuts</text:p>
          </table:table-cell>
          <table:table-cell office:value-type="string">
            <text:p>$0.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0.45</text:p>
          </table:table-cell>
          <table:table-cell office:value-type="string">
            <text:p>http://www.ebay.com/itm/20-Trucks-40-Wheels-For-96mm-Fingerboard-Skateboard-Canadian-Maple-wooden-M19E-/110947473210?pt=US_Action_Figures&amp;hash=item19d4fc173a#ht_3141wt_1147</text:p>
          </table:table-cell>
        </table:table-row>
        <table:table-row table:style-name="ro1">
          <table:table-cell office:value-type="string">
            <text:p>2mm x 30mm axle</text:p>
          </table:table-cell>
          <table:table-cell office:value-type="string">
            <text:p>AliExpress</text:p>
          </table:table-cell>
          <table:table-cell office:value-type="string">
            <text:p>$0.2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$0.20</text:p>
          </table:table-cell>
          <table:table-cell office:value-type="string">
            <text:p>http://www.aliexpress.com/item/30mm-2mm-Toys-axle-Shaft-axis/582062768.html</text:p>
          </table:table-cell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rive axles</text:p>
          </table:table-cell>
          <table:table-cell office:value-type="string">
            <text:p>2mm x 20mm axle</text:p>
          </table:table-cell>
          <table:table-cell office:value-type="string">
            <text:p>$0.20</text:p>
          </table:table-cell>
          <table:table-cell office:value-type="float" office:value="2">
            <text:p>2</text:p>
          </table:table-cell>
          <table:table-cell office:value-type="string">
            <text:p>$0.40</text:p>
          </table:table-cell>
          <table:table-cell office:value-type="string">
            <text:p>http://www.aliexpress.com/item/20mm-2mm-Toys-axle-Shaft-axis/582061924.html</text:p>
          </table:table-cell>
        </table:table-row>
        <table:table-row table:style-name="ro1">
          <table:table-cell office:value-type="string">
            <text:p>Drive wheels</text:p>
          </table:table-cell>
          <table:table-cell office:value-type="string">
            <text:p>20x8x2</text:p>
          </table:table-cell>
          <table:table-cell office:value-type="string">
            <text:p>$0.29</text:p>
          </table:table-cell>
          <table:table-cell office:value-type="float" office:value="2">
            <text:p>2</text:p>
          </table:table-cell>
          <table:table-cell office:value-type="string">
            <text:p>$0.58</text:p>
          </table:table-cell>
          <table:table-cell office:value-type="string">
            <text:p>http://www.aliexpress.com/item/20x8x2mm-Academic-Model-Small-Wheels-Plastic-DIY-Toys-Hobbies-Parts-and-Accessories/517602128.html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Servo</text:p>
          </table:table-cell>
          <table:table-cell office:value-type="string">
            <text:p>AliExpress, bulk or HobbyPartz, one</text:p>
          </table:table-cell>
          <table:table-cell office:value-type="string">
            <text:p>$3.00</text:p>
          </table:table-cell>
          <table:table-cell office:value-type="float" office:value="1">
            <text:p>1</text:p>
          </table:table-cell>
          <table:table-cell office:value-type="string">
            <text:p>$3.00</text:p>
          </table:table-cell>
          <table:table-cell office:value-type="string">
            <text:p>http://www.aliexpress.com/item/fast-shipping-100pcs-Tower-Pro-9g-micro-servo-for-6CH-rc-helcopter-kds-esky-align-helicopter/555525944.htm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UCTronics 6V Dual axle brush DC Gear Motor &amp; box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Rear steer wheels</text:p>
          </table:table-cell>
          <table:table-cell office:value-type="string">
            <text:p>Fingerboard wheels (400)</text:p>
          </table:table-cell>
          <table:table-cell office:value-type="string">
            <text:p>$0.05</text:p>
          </table:table-cell>
          <table:table-cell office:value-type="float" office:value="2">
            <text:p>2</text:p>
          </table:table-cell>
          <table:table-cell office:value-type="string">
            <text:p>$0.10</text:p>
          </table:table-cell>
          <table:table-cell office:value-type="string">
            <text:p>http://www.aliexpress.com/item/400pcs-10-Colors-Wheel-For-Fingerboard-Mini-Skateboard-Finger-board/447293443.html</text:p>
          </table:table-cell>
        </table:table-row>
        <table:table-row table:style-name="ro1">
          <table:table-cell office:value-type="string">
            <text:p>Rear steer bracket</text:p>
          </table:table-cell>
          <table:table-cell office:value-type="string">
            <text:p>Fingerboard Truck, screws, nuts, red</text:p>
          </table:table-cell>
          <table:table-cell office:value-type="string">
            <text:p>$0.43</text:p>
          </table:table-cell>
          <table:table-cell office:value-type="float" office:value="1">
            <text:p>1</text:p>
          </table:table-cell>
          <table:table-cell office:value-type="string">
            <text:p>$0.43</text:p>
          </table:table-cell>
          <table:table-cell office:value-type="string">
            <text:p>http://www.aliexpress.com/item/wholesale-200pcs-finger-skateboard-truck-fingerboards-truck-29-mm-wide-truck-fee-shipping-by-UPS-EMS/446988459.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0 resistor</text:p>
          </table:table-cell>
          <table:table-cell office:value-type="string">
            <text:p>1/8W similar to Stackpole CF18JT100R</text:p>
          </table:table-cell>
          <table:table-cell office:value-type="string">
            <text:p>$0.09</text:p>
          </table:table-cell>
          <table:table-cell office:value-type="float" office:value="4">
            <text:p>4</text:p>
          </table:table-cell>
          <table:table-cell office:value-type="string">
            <text:p>$0.36</text:p>
          </table:table-cell>
          <table:table-cell/>
        </table:table-row>
        <table:table-row table:style-name="ro1">
          <table:table-cell office:value-type="string">
            <text:p>1K resistor</text:p>
          </table:table-cell>
          <table:table-cell office:value-type="string">
            <text:p>1/8W similar to Stackpole CF18JT1K00</text:p>
          </table:table-cell>
          <table:table-cell office:value-type="string">
            <text:p>$0.09</text:p>
          </table:table-cell>
          <table:table-cell office:value-type="float" office:value="1">
            <text:p>1</text:p>
          </table:table-cell>
          <table:table-cell office:value-type="string">
            <text:p>$0.09</text:p>
          </table:table-cell>
          <table:table-cell/>
        </table:table-row>
        <table:table-row table:style-name="ro1">
          <table:table-cell office:value-type="string">
            <text:p>10K resistor</text:p>
          </table:table-cell>
          <table:table-cell office:value-type="string">
            <text:p>1/8W similar to Stackpole CF18JT1M00</text:p>
          </table:table-cell>
          <table:table-cell office:value-type="string">
            <text:p>$0.09</text:p>
          </table:table-cell>
          <table:table-cell office:value-type="float" office:value="7">
            <text:p>7</text:p>
          </table:table-cell>
          <table:table-cell office:value-type="string">
            <text:p>$0.6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Motor driver</text:p>
          </table:table-cell>
          <table:table-cell office:value-type="string">
            <text:p>SI1563EDH-T1-E3 1.8V SOT-363</text:p>
          </table:table-cell>
          <table:table-cell office:value-type="string">
            <text:p>$0.56</text:p>
          </table:table-cell>
          <table:table-cell office:value-type="float" office:value="2">
            <text:p>2</text:p>
          </table:table-cell>
          <table:table-cell office:value-type="string">
            <text:p>$1.1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tor Driver IC</text:p>
          </table:table-cell>
          <table:table-cell office:value-type="string">
            <text:p>Pololu DRV8835 breakout</text:p>
          </table:table-cell>
          <table:table-cell office:value-type="string">
            <text:p>$5.95</text:p>
          </table:table-cell>
          <table:table-cell office:value-type="float" office:value="1">
            <text:p>1</text:p>
          </table:table-cell>
          <table:table-cell office:value-type="string">
            <text:p>$5.9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harger</text:p>
          </table:table-cell>
          <table:table-cell/>
          <table:table-cell office:value-type="float" office:value="9.95">
            <text:p>9.95</text:p>
          </table:table-cell>
          <table:table-cell table:number-columns-repeated="2"/>
          <table:table-cell office:value-type="string">
            <text:p>https://www.sparkfun.com/products/1021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Production battery</text:p>
          </table:table-cell>
          <table:table-cell office:value-type="string">
            <text:p>3.7V 1S 600mAH, 2-pin JST</text:p>
          </table:table-cell>
          <table:table-cell office:value-type="float" office:value="2.73">
            <text:p>2.73</text:p>
          </table:table-cell>
          <table:table-cell table:number-columns-repeated="2"/>
          <table:table-cell office:value-type="string">
            <text:p>http://www.hobbyking.com/hobbyking/store/__20385__Turnigy_nano_tech_600mah_1S_35_70C_Lipo_Pack_Fits_Nine_Eagles_Solo_Pro_328_Eflite_MQX_120SR_.html</text:p>
          </table:table-cell>
        </table:table-row>
        <table:table-row table:style-name="ro1">
          <table:table-cell office:value-type="string">
            <text:p>Production battery</text:p>
          </table:table-cell>
          <table:table-cell office:value-type="string">
            <text:p>3.7V 1S 750mAH, 2-pin molex</text:p>
          </table:table-cell>
          <table:table-cell office:value-type="float" office:value="2.34">
            <text:p>2.34</text:p>
          </table:table-cell>
          <table:table-cell table:number-columns-repeated="2"/>
          <table:table-cell office:value-type="string">
            <text:p>http://www.hobbyking.com/hobbyking/store/__20386__Turnigy_nano_tech_750mah_1S_35_70C_Lipo_Pack_Fits_Nine_Eagles_Solo_Pro_180_.ht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9/14/2012</text:date>, <text:time>01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9-14T00:14:22.52</meta:creation-date>
    <dc:date>2012-09-14T01:04:48.77</dc:date>
    <dc:creator>Michael Shimniok</dc:creator>
    <meta:editing-duration>PT35M25S</meta:editing-duration>
    <meta:editing-cycles>2</meta:editing-cycles>
    <meta:generator>OpenOffice.org/3.4$Win32 OpenOffice.org_project/340m1$Build-9590</meta:generator>
    <meta:document-statistic meta:table-count="3" meta:cell-count="808" meta:object-count="0"/>
  </office:meta>
</office:document-meta>
</file>